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3333" fo:font-size="9pt" style:font-size-asian="9pt" style:font-size-complex="9pt"/>
    </style:style>
    <style:style style:name="T4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3333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0.889cm" svg:x="5.826cm" svg:y="5.191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754cm" svg:y1="3.881cm" svg:x2="6.524cm" svg:y2="5.191cm" draw:start-shape="id1" draw:start-glue-point="7" draw:end-shape="id2" draw:end-glue-point="0" svg:d="M9754 3881l-3230 1310" svg:viewBox="0 0 3231 1311">
          <text:p/>
        </draw:connector>
        <draw:connector draw:style-name="gr3" draw:text-style-name="P4" draw:layer="layout" draw:type="line" svg:x1="10.652cm" svg:y1="4.048cm" svg:x2="10.624cm" svg:y2="5.191cm" draw:start-shape="id1" draw:start-glue-point="8" draw:end-shape="id3" draw:end-glue-point="0" svg:d="M10652 4048l-28 1143" svg:viewBox="0 0 29 1144">
          <text:p/>
        </draw:connector>
        <draw:connector draw:style-name="gr3" draw:text-style-name="P4" draw:layer="layout" draw:type="line" svg:x1="11.55cm" svg:y1="3.881cm" svg:x2="14.724cm" svg:y2="5.191cm" draw:start-shape="id1" draw:start-glue-point="9" draw:end-shape="id4" draw:end-glue-point="0" svg:d="M11550 3881l3174 1310" svg:viewBox="0 0 3175 1311">
          <text:p/>
        </draw:connector>
        <draw:frame draw:style-name="gr4" draw:text-style-name="P5" draw:layer="layout" svg:width="1.433cm" svg:height="0.696cm" svg:x="12.503cm" svg:y="3.806cm">
          <draw:text-box>
            <text:p><text:span text:style-name="T2">O</text:span></text:p>
          </draw:text-box>
        </draw:frame>
        <draw:frame draw:style-name="gr4" draw:text-style-name="P5" draw:layer="layout" svg:width="1.433cm" svg:height="0.696cm" svg:x="10.504cm" svg:y="4.206cm">
          <draw:text-box>
            <text:p><text:span text:style-name="T2">F</text:span></text:p>
          </draw:text-box>
        </draw:frame>
        <draw:frame draw:style-name="gr4" draw:text-style-name="P5" draw:layer="layout" svg:width="1.433cm" svg:height="0.696cm" svg:x="7.731cm" svg:y="3.921cm">
          <draw:text-box>
            <text:p><text:span text:style-name="T2">M</text:span></text:p>
          </draw:text-box>
        </draw:frame>
        <draw:custom-shape draw:style-name="gr2" draw:text-style-name="P3" xml:id="id3" draw:id="id3" draw:layer="layout" svg:width="1.397cm" svg:height="0.889cm" svg:x="9.926cm" svg:y="5.191cm">
          <text:p text:style-name="P1"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397cm" svg:height="0.889cm" svg:x="14.026cm" svg:y="5.191cm">
          <text:p text:style-name="P1"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79cm" svg:height="0.963cm" svg:x="5.845cm" svg:y="6.061cm">
          <draw:text-box>
            <text:p text:style-name="P1"><text:span text:style-name="T3">Yes: </text:span><text:span text:style-name="T4">5</text:span></text:p>
            <text:p text:style-name="P1"><text:span text:style-name="T3"><text:s/></text:span><text:span text:style-name="T3">No: </text:span><text:span text:style-name="T5">1</text:span></text:p>
          </draw:text-box>
        </draw:frame>
        <draw:frame draw:style-name="gr5" draw:text-style-name="P6" draw:layer="layout" svg:width="1.378cm" svg:height="0.963cm" svg:x="9.945cm" svg:y="6.062cm">
          <draw:text-box>
            <text:p text:style-name="P1"><text:span text:style-name="T3">Ye</text:span><text:span text:style-name="T3">s: </text:span><text:span text:style-name="T3">2</text:span></text:p>
            <text:p text:style-name="P1"><text:span text:style-name="T3"><text:s/></text:span><text:span text:style-name="T3">N</text:span><text:span text:style-name="T3">o: </text:span><text:span text:style-name="T4">8</text:span></text:p>
          </draw:text-box>
        </draw:frame>
        <draw:frame draw:style-name="gr5" draw:text-style-name="P6" draw:layer="layout" svg:width="1.379cm" svg:height="0.963cm" svg:x="14.045cm" svg:y="6.063cm">
          <draw:text-box>
            <text:p text:style-name="P1"><text:span text:style-name="T3">Y</text:span><text:span text:style-name="T3">e</text:span><text:span text:style-name="T3">s</text:span><text:span text:style-name="T3">: </text:span><text:span text:style-name="T5">0</text:span></text:p>
            <text:p text:style-name="P1"><text:span text:style-name="T3"><text:s/></text:span><text:span text:style-name="T3">N</text:span><text:span text:style-name="T3">o</text:span><text:span text:style-name="T3">: </text:span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2T23:25:08.824155534</dc:date>
    <meta:editing-duration>PT31M22S</meta:editing-duration>
    <meta:editing-cycles>4</meta:editing-cycles>
    <meta:generator>LibreOffice/6.0.7.3$Linux_X86_64 LibreOffice_project/00m0$Build-3</meta:generator>
    <meta:document-statistic meta:object-count="13"/>
  </office:meta>
</office:document-meta>
</file>